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32.76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51.82mm"/>
    </style:style>
    <style:style style:name="co4" style:family="table-column">
      <style:table-column-properties fo:break-before="auto" style:column-width="79.32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earch_results_exp9_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mean_fit_time</text:p>
          </table:table-cell>
          <table:table-cell office:value-type="string" calcext:value-type="string">
            <text:p>mean_score_time</text:p>
          </table:table-cell>
          <table:table-cell office:value-type="string" calcext:value-type="string">
            <text:p>mean_test_score</text:p>
          </table:table-cell>
          <table:table-cell office:value-type="string" calcext:value-type="string">
            <text:p>std_test_score</text:p>
          </table:table-cell>
          <table:table-cell office:value-type="string" calcext:value-type="string">
            <text:p>mean_train_score</text:p>
          </table:table-cell>
          <table:table-cell office:value-type="string" calcext:value-type="string">
            <text:p>std_train_score</text:p>
          </table:table-cell>
          <table:table-cell office:value-type="string" calcext:value-type="string">
            <text:p>param_union__keyword_vector</text:p>
          </table:table-cell>
          <table:table-cell office:value-type="string" calcext:value-type="string">
            <text:p>param_union__keyword_vector__select_chi2__k</text:p>
          </table:table-cell>
          <table:table-cell office:value-type="string" calcext:value-type="string">
            <text:p>rank_test_score</text:p>
          </table:table-cell>
          <table:table-cell office:value-type="string" calcext:value-type="string">
            <text:p>std_fit_time</text:p>
          </table:table-cell>
          <table:table-cell office:value-type="string" calcext:value-type="string">
            <text:p>std_score_time</text:p>
          </table:table-cell>
          <table:table-cell table:number-columns-repeated="2"/>
        </table:table-row>
        <table:table-row table:style-name="ro1">
          <table:table-cell office:value-type="float" office:value="2.87573847770691" calcext:value-type="float">
            <text:p>2.87573847770691</text:p>
          </table:table-cell>
          <table:table-cell office:value-type="float" office:value="0.419255542755127" calcext:value-type="float">
            <text:p>0.419255542755127</text:p>
          </table:table-cell>
          <table:table-cell office:value-type="float" office:value="0.670173267326733" calcext:value-type="float">
            <text:p>0.670173267326733</text:p>
          </table:table-cell>
          <table:table-cell office:value-type="float" office:value="0.0213328031229035" calcext:value-type="float">
            <text:p>0.021332803122904</text:p>
          </table:table-cell>
          <table:table-cell office:value-type="float" office:value="0.701115077854319" calcext:value-type="float">
            <text:p>0.701115077854319</text:p>
          </table:table-cell>
          <table:table-cell office:value-type="float" office:value="0.00627561009915375" calcext:value-type="float">
            <text:p>0.006275610099154</text:p>
          </table:table-cell>
          <table:table-cell office:value-type="string" calcext:value-type="string">
            <text:p>Pipeline</text:p>
          </table:table-cell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  <table:table-cell office:value-type="float" office:value="0.0990682859487421" calcext:value-type="float">
            <text:p>0.099068285948742</text:p>
          </table:table-cell>
          <table:table-cell office:value-type="float" office:value="0.0684530091759479" calcext:value-type="float">
            <text:p>0.068453009175948</text:p>
          </table:table-cell>
          <table:table-cell table:number-columns-repeated="2"/>
        </table:table-row>
        <table:table-row table:style-name="ro1">
          <table:table-cell office:value-type="float" office:value="2.96605854034424" calcext:value-type="float">
            <text:p>2.96605854034424</text:p>
          </table:table-cell>
          <table:table-cell office:value-type="float" office:value="0.430505514144898" calcext:value-type="float">
            <text:p>0.430505514144898</text:p>
          </table:table-cell>
          <table:table-cell office:value-type="float" office:value="0.668316831683168" calcext:value-type="float">
            <text:p>0.668316831683168</text:p>
          </table:table-cell>
          <table:table-cell office:value-type="float" office:value="0.0200630861605545" calcext:value-type="float">
            <text:p>0.020063086160555</text:p>
          </table:table-cell>
          <table:table-cell office:value-type="float" office:value="0.69956804800318" calcext:value-type="float">
            <text:p>0.69956804800318</text:p>
          </table:table-cell>
          <table:table-cell office:value-type="float" office:value="0.00806101202673683" calcext:value-type="float">
            <text:p>0.008061012026737</text:p>
          </table:table-cell>
          <table:table-cell office:value-type="string" calcext:value-type="string">
            <text:p>Pipeline</text:p>
          </table:table-cell>
          <table:table-cell office:value-type="float" office:value="940" calcext:value-type="float">
            <text:p>940</text:p>
          </table:table-cell>
          <table:table-cell office:value-type="float" office:value="2" calcext:value-type="float">
            <text:p>2</text:p>
          </table:table-cell>
          <table:table-cell office:value-type="float" office:value="0.157291982952025" calcext:value-type="float">
            <text:p>0.157291982952025</text:p>
          </table:table-cell>
          <table:table-cell office:value-type="float" office:value="0.01003281721351" calcext:value-type="float">
            <text:p>0.01003281721351</text:p>
          </table:table-cell>
          <table:table-cell table:number-columns-repeated="2"/>
        </table:table-row>
        <table:table-row table:style-name="ro1">
          <table:table-cell office:value-type="float" office:value="2.39799995422363" calcext:value-type="float">
            <text:p>2.39799995422363</text:p>
          </table:table-cell>
          <table:table-cell office:value-type="float" office:value="0.366298866271973" calcext:value-type="float">
            <text:p>0.366298866271973</text:p>
          </table:table-cell>
          <table:table-cell office:value-type="float" office:value="0.667079207920792" calcext:value-type="float">
            <text:p>0.667079207920792</text:p>
          </table:table-cell>
          <table:table-cell office:value-type="float" office:value="0.0243142245309936" calcext:value-type="float">
            <text:p>0.024314224530994</text:p>
          </table:table-cell>
          <table:table-cell office:value-type="float" office:value="0.693534248477752" calcext:value-type="float">
            <text:p>0.693534248477752</text:p>
          </table:table-cell>
          <table:table-cell office:value-type="float" office:value="0.00982264839143658" calcext:value-type="float">
            <text:p>0.009822648391437</text:p>
          </table:table-cell>
          <table:table-cell office:value-type="string" calcext:value-type="string">
            <text:p>Pipeline</text:p>
          </table:table-cell>
          <table:table-cell office:value-type="float" office:value="680" calcext:value-type="float">
            <text:p>680</text:p>
          </table:table-cell>
          <table:table-cell office:value-type="float" office:value="3" calcext:value-type="float">
            <text:p>3</text:p>
          </table:table-cell>
          <table:table-cell office:value-type="float" office:value="0.0639485309205872" calcext:value-type="float">
            <text:p>0.063948530920587</text:p>
          </table:table-cell>
          <table:table-cell office:value-type="float" office:value="0.0525981213592768" calcext:value-type="float">
            <text:p>0.052598121359277</text:p>
          </table:table-cell>
          <table:table-cell table:number-columns-repeated="2"/>
        </table:table-row>
        <table:table-row table:style-name="ro1">
          <table:table-cell office:value-type="float" office:value="2.88623638153076" calcext:value-type="float">
            <text:p>2.88623638153076</text:p>
          </table:table-cell>
          <table:table-cell office:value-type="float" office:value="0.418100166320801" calcext:value-type="float">
            <text:p>0.418100166320801</text:p>
          </table:table-cell>
          <table:table-cell office:value-type="float" office:value="0.666460396039604" calcext:value-type="float">
            <text:p>0.666460396039604</text:p>
          </table:table-cell>
          <table:table-cell office:value-type="float" office:value="0.0232867405045598" calcext:value-type="float">
            <text:p>0.02328674050456</text:p>
          </table:table-cell>
          <table:table-cell office:value-type="float" office:value="0.70080440284552" calcext:value-type="float">
            <text:p>0.70080440284552</text:p>
          </table:table-cell>
          <table:table-cell office:value-type="float" office:value="0.00563031275234827" calcext:value-type="float">
            <text:p>0.005630312752348</text:p>
          </table:table-cell>
          <table:table-cell office:value-type="string" calcext:value-type="string">
            <text:p>Pipeline</text:p>
          </table:table-cell>
          <table:table-cell office:value-type="float" office:value="1100" calcext:value-type="float">
            <text:p>1100</text:p>
          </table:table-cell>
          <table:table-cell office:value-type="float" office:value="4" calcext:value-type="float">
            <text:p>4</text:p>
          </table:table-cell>
          <table:table-cell office:value-type="float" office:value="0.113479457197762" calcext:value-type="float">
            <text:p>0.113479457197762</text:p>
          </table:table-cell>
          <table:table-cell office:value-type="float" office:value="0.00558318548732975" calcext:value-type="float">
            <text:p>0.00558318548733</text:p>
          </table:table-cell>
          <table:table-cell table:number-columns-repeated="2"/>
        </table:table-row>
        <table:table-row table:style-name="ro1">
          <table:table-cell office:value-type="float" office:value="3.04021310806274" calcext:value-type="float">
            <text:p>3.04021310806274</text:p>
          </table:table-cell>
          <table:table-cell office:value-type="float" office:value="0.445814704895019" calcext:value-type="float">
            <text:p>0.445814704895019</text:p>
          </table:table-cell>
          <table:table-cell office:value-type="float" office:value="0.666460396039604" calcext:value-type="float">
            <text:p>0.666460396039604</text:p>
          </table:table-cell>
          <table:table-cell office:value-type="float" office:value="0.0242743795986771" calcext:value-type="float">
            <text:p>0.024274379598677</text:p>
          </table:table-cell>
          <table:table-cell office:value-type="float" office:value="0.696782268897301" calcext:value-type="float">
            <text:p>0.696782268897301</text:p>
          </table:table-cell>
          <table:table-cell office:value-type="float" office:value="0.00548476268955342" calcext:value-type="float">
            <text:p>0.005484762689553</text:p>
          </table:table-cell>
          <table:table-cell office:value-type="string" calcext:value-type="string">
            <text:p>Pipeline</text:p>
          </table:table-cell>
          <table:table-cell office:value-type="float" office:value="1040" calcext:value-type="float">
            <text:p>1040</text:p>
          </table:table-cell>
          <table:table-cell office:value-type="float" office:value="4" calcext:value-type="float">
            <text:p>4</text:p>
          </table:table-cell>
          <table:table-cell office:value-type="float" office:value="0.174437982049911" calcext:value-type="float">
            <text:p>0.174437982049911</text:p>
          </table:table-cell>
          <table:table-cell office:value-type="float" office:value="0.0488074070128252" calcext:value-type="float">
            <text:p>0.048807407012825</text:p>
          </table:table-cell>
          <table:table-cell table:number-columns-repeated="2"/>
        </table:table-row>
        <table:table-row table:style-name="ro1">
          <table:table-cell office:value-type="float" office:value="3.44172954559326" calcext:value-type="float">
            <text:p>3.44172954559326</text:p>
          </table:table-cell>
          <table:table-cell office:value-type="float" office:value="0.449299716949463" calcext:value-type="float">
            <text:p>0.449299716949463</text:p>
          </table:table-cell>
          <table:table-cell office:value-type="float" office:value="0.666460396039604" calcext:value-type="float">
            <text:p>0.666460396039604</text:p>
          </table:table-cell>
          <table:table-cell office:value-type="float" office:value="0.0234205544520141" calcext:value-type="float">
            <text:p>0.023420554452014</text:p>
          </table:table-cell>
          <table:table-cell office:value-type="float" office:value="0.693687850033163" calcext:value-type="float">
            <text:p>0.693687850033163</text:p>
          </table:table-cell>
          <table:table-cell office:value-type="float" office:value="0.00754056845535452" calcext:value-type="float">
            <text:p>0.007540568455355</text:p>
          </table:table-cell>
          <table:table-cell office:value-type="string" calcext:value-type="string">
            <text:p>Pipeline</text:p>
          </table:table-cell>
          <table:table-cell office:value-type="float" office:value="840" calcext:value-type="float">
            <text:p>840</text:p>
          </table:table-cell>
          <table:table-cell office:value-type="float" office:value="4" calcext:value-type="float">
            <text:p>4</text:p>
          </table:table-cell>
          <table:table-cell office:value-type="float" office:value="0.25373684845689" calcext:value-type="float">
            <text:p>0.25373684845689</text:p>
          </table:table-cell>
          <table:table-cell office:value-type="float" office:value="0.0552108224892393" calcext:value-type="float">
            <text:p>0.055210822489239</text:p>
          </table:table-cell>
          <table:table-cell table:number-columns-repeated="2"/>
        </table:table-row>
        <table:table-row table:style-name="ro1">
          <table:table-cell office:value-type="float" office:value="2.51649217605591" calcext:value-type="float">
            <text:p>2.51649217605591</text:p>
          </table:table-cell>
          <table:table-cell office:value-type="float" office:value="0.33393702507019" calcext:value-type="float">
            <text:p>0.33393702507019</text:p>
          </table:table-cell>
          <table:table-cell office:value-type="float" office:value="0.665841584158416" calcext:value-type="float">
            <text:p>0.665841584158416</text:p>
          </table:table-cell>
          <table:table-cell office:value-type="float" office:value="0.0193340151485726" calcext:value-type="float">
            <text:p>0.019334015148573</text:p>
          </table:table-cell>
          <table:table-cell office:value-type="float" office:value="0.690285988616963" calcext:value-type="float">
            <text:p>0.690285988616963</text:p>
          </table:table-cell>
          <table:table-cell office:value-type="float" office:value="0.00542929840436572" calcext:value-type="float">
            <text:p>0.005429298404366</text:p>
          </table:table-cell>
          <table:table-cell office:value-type="string" calcext:value-type="string">
            <text:p>Pipeline</text:p>
          </table:table-cell>
          <table:table-cell office:value-type="float" office:value="640" calcext:value-type="float">
            <text:p>640</text:p>
          </table:table-cell>
          <table:table-cell office:value-type="float" office:value="7" calcext:value-type="float">
            <text:p>7</text:p>
          </table:table-cell>
          <table:table-cell office:value-type="float" office:value="0.231652665543624" calcext:value-type="float">
            <text:p>0.231652665543624</text:p>
          </table:table-cell>
          <table:table-cell office:value-type="float" office:value="0.0403651691729911" calcext:value-type="float">
            <text:p>0.040365169172991</text:p>
          </table:table-cell>
          <table:table-cell table:number-columns-repeated="2"/>
        </table:table-row>
        <table:table-row table:style-name="ro1">
          <table:table-cell office:value-type="float" office:value="2.98959693908691" calcext:value-type="float">
            <text:p>2.98959693908691</text:p>
          </table:table-cell>
          <table:table-cell office:value-type="float" office:value="0.426584529876709" calcext:value-type="float">
            <text:p>0.426584529876709</text:p>
          </table:table-cell>
          <table:table-cell office:value-type="float" office:value="0.665841584158416" calcext:value-type="float">
            <text:p>0.665841584158416</text:p>
          </table:table-cell>
          <table:table-cell office:value-type="float" office:value="0.0240979953021088" calcext:value-type="float">
            <text:p>0.024097995302109</text:p>
          </table:table-cell>
          <table:table-cell office:value-type="float" office:value="0.694927078170382" calcext:value-type="float">
            <text:p>0.694927078170382</text:p>
          </table:table-cell>
          <table:table-cell office:value-type="float" office:value="0.00804116425085205" calcext:value-type="float">
            <text:p>0.008041164250852</text:p>
          </table:table-cell>
          <table:table-cell office:value-type="string" calcext:value-type="string">
            <text:p>Pipeline</text:p>
          </table:table-cell>
          <table:table-cell office:value-type="float" office:value="880" calcext:value-type="float">
            <text:p>880</text:p>
          </table:table-cell>
          <table:table-cell office:value-type="float" office:value="7" calcext:value-type="float">
            <text:p>7</text:p>
          </table:table-cell>
          <table:table-cell office:value-type="float" office:value="0.109872567666884" calcext:value-type="float">
            <text:p>0.109872567666884</text:p>
          </table:table-cell>
          <table:table-cell office:value-type="float" office:value="0.00770380186099157" calcext:value-type="float">
            <text:p>0.007703801860992</text:p>
          </table:table-cell>
          <table:table-cell table:number-columns-repeated="2"/>
        </table:table-row>
        <table:table-row table:style-name="ro1">
          <table:table-cell office:value-type="float" office:value="2.92053360939026" calcext:value-type="float">
            <text:p>2.92053360939026</text:p>
          </table:table-cell>
          <table:table-cell office:value-type="float" office:value="0.431028842926025" calcext:value-type="float">
            <text:p>0.431028842926025</text:p>
          </table:table-cell>
          <table:table-cell office:value-type="float" office:value="0.665841584158416" calcext:value-type="float">
            <text:p>0.665841584158416</text:p>
          </table:table-cell>
          <table:table-cell office:value-type="float" office:value="0.024119088315052" calcext:value-type="float">
            <text:p>0.024119088315052</text:p>
          </table:table-cell>
          <table:table-cell office:value-type="float" office:value="0.692451854352683" calcext:value-type="float">
            <text:p>0.692451854352683</text:p>
          </table:table-cell>
          <table:table-cell office:value-type="float" office:value="0.00560207403269816" calcext:value-type="float">
            <text:p>0.005602074032698</text:p>
          </table:table-cell>
          <table:table-cell office:value-type="string" calcext:value-type="string">
            <text:p>Pipeline</text:p>
          </table:table-cell>
          <table:table-cell office:value-type="float" office:value="920" calcext:value-type="float">
            <text:p>920</text:p>
          </table:table-cell>
          <table:table-cell office:value-type="float" office:value="7" calcext:value-type="float">
            <text:p>7</text:p>
          </table:table-cell>
          <table:table-cell office:value-type="float" office:value="0.0540913202935029" calcext:value-type="float">
            <text:p>0.054091320293503</text:p>
          </table:table-cell>
          <table:table-cell office:value-type="float" office:value="0.00991860535995959" calcext:value-type="float">
            <text:p>0.00991860535996</text:p>
          </table:table-cell>
          <table:table-cell table:number-columns-repeated="2"/>
        </table:table-row>
        <table:table-row table:style-name="ro1">
          <table:table-cell office:value-type="float" office:value="3.09285922050476" calcext:value-type="float">
            <text:p>3.09285922050476</text:p>
          </table:table-cell>
          <table:table-cell office:value-type="float" office:value="0.443681478500366" calcext:value-type="float">
            <text:p>0.443681478500366</text:p>
          </table:table-cell>
          <table:table-cell office:value-type="float" office:value="0.665841584158416" calcext:value-type="float">
            <text:p>0.665841584158416</text:p>
          </table:table-cell>
          <table:table-cell office:value-type="float" office:value="0.0229274693531574" calcext:value-type="float">
            <text:p>0.022927469353157</text:p>
          </table:table-cell>
          <table:table-cell office:value-type="float" office:value="0.699875251114" calcext:value-type="float">
            <text:p>0.699875251114</text:p>
          </table:table-cell>
          <table:table-cell office:value-type="float" office:value="0.00701174935531443" calcext:value-type="float">
            <text:p>0.007011749355314</text:p>
          </table:table-cell>
          <table:table-cell office:value-type="string" calcext:value-type="string">
            <text:p>Pipeline</text:p>
          </table:table-cell>
          <table:table-cell office:value-type="float" office:value="1020" calcext:value-type="float">
            <text:p>1020</text:p>
          </table:table-cell>
          <table:table-cell office:value-type="float" office:value="7" calcext:value-type="float">
            <text:p>7</text:p>
          </table:table-cell>
          <table:table-cell office:value-type="float" office:value="0.156450952908353" calcext:value-type="float">
            <text:p>0.156450952908353</text:p>
          </table:table-cell>
          <table:table-cell office:value-type="float" office:value="0.0433629202856785" calcext:value-type="float">
            <text:p>0.043362920285679</text:p>
          </table:table-cell>
          <table:table-cell table:number-columns-repeated="2"/>
        </table:table-row>
        <table:table-row table:style-name="ro1">
          <table:table-cell office:value-type="float" office:value="2.92865161895752" calcext:value-type="float">
            <text:p>2.92865161895752</text:p>
          </table:table-cell>
          <table:table-cell office:value-type="float" office:value="0.426681709289551" calcext:value-type="float">
            <text:p>0.426681709289551</text:p>
          </table:table-cell>
          <table:table-cell office:value-type="float" office:value="0.665222772277228" calcext:value-type="float">
            <text:p>0.665222772277228</text:p>
          </table:table-cell>
          <table:table-cell office:value-type="float" office:value="0.0269492166365702" calcext:value-type="float">
            <text:p>0.02694921663657</text:p>
          </table:table-cell>
          <table:table-cell office:value-type="float" office:value="0.694616163720342" calcext:value-type="float">
            <text:p>0.694616163720342</text:p>
          </table:table-cell>
          <table:table-cell office:value-type="float" office:value="0.00592655685794123" calcext:value-type="float">
            <text:p>0.005926556857941</text:p>
          </table:table-cell>
          <table:table-cell office:value-type="string" calcext:value-type="string">
            <text:p>Pipeline</text:p>
          </table:table-cell>
          <table:table-cell office:value-type="float" office:value="1080" calcext:value-type="float">
            <text:p>1080</text:p>
          </table:table-cell>
          <table:table-cell office:value-type="float" office:value="11" calcext:value-type="float">
            <text:p>11</text:p>
          </table:table-cell>
          <table:table-cell office:value-type="float" office:value="0.055994525198574" calcext:value-type="float">
            <text:p>0.055994525198574</text:p>
          </table:table-cell>
          <table:table-cell office:value-type="float" office:value="0.00341504256378851" calcext:value-type="float">
            <text:p>0.003415042563789</text:p>
          </table:table-cell>
          <table:table-cell table:number-columns-repeated="2"/>
        </table:table-row>
        <table:table-row table:style-name="ro1">
          <table:table-cell office:value-type="float" office:value="2.41922192573547" calcext:value-type="float">
            <text:p>2.41922192573547</text:p>
          </table:table-cell>
          <table:table-cell office:value-type="float" office:value="0.313867235183716" calcext:value-type="float">
            <text:p>0.313867235183716</text:p>
          </table:table-cell>
          <table:table-cell office:value-type="float" office:value="0.66460396039604" calcext:value-type="float">
            <text:p>0.66460396039604</text:p>
          </table:table-cell>
          <table:table-cell office:value-type="float" office:value="0.0246192482449486" calcext:value-type="float">
            <text:p>0.024619248244949</text:p>
          </table:table-cell>
          <table:table-cell office:value-type="float" office:value="0.691058306336333" calcext:value-type="float">
            <text:p>0.691058306336333</text:p>
          </table:table-cell>
          <table:table-cell office:value-type="float" office:value="0.00663871719482855" calcext:value-type="float">
            <text:p>0.006638717194829</text:p>
          </table:table-cell>
          <table:table-cell office:value-type="string" calcext:value-type="string">
            <text:p>Pipeline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.114173900873514" calcext:value-type="float">
            <text:p>0.114173900873514</text:p>
          </table:table-cell>
          <table:table-cell office:value-type="float" office:value="0.00165241027694468" calcext:value-type="float">
            <text:p>0.001652410276945</text:p>
          </table:table-cell>
          <table:table-cell table:number-columns-repeated="2"/>
        </table:table-row>
        <table:table-row table:style-name="ro1">
          <table:table-cell office:value-type="float" office:value="2.38548741340637" calcext:value-type="float">
            <text:p>2.38548741340637</text:p>
          </table:table-cell>
          <table:table-cell office:value-type="float" office:value="0.386308670043945" calcext:value-type="float">
            <text:p>0.386308670043945</text:p>
          </table:table-cell>
          <table:table-cell office:value-type="float" office:value="0.66460396039604" calcext:value-type="float">
            <text:p>0.66460396039604</text:p>
          </table:table-cell>
          <table:table-cell office:value-type="float" office:value="0.0220847041233234" calcext:value-type="float">
            <text:p>0.022084704123323</text:p>
          </table:table-cell>
          <table:table-cell office:value-type="float" office:value="0.694771920246912" calcext:value-type="float">
            <text:p>0.694771920246912</text:p>
          </table:table-cell>
          <table:table-cell office:value-type="float" office:value="0.00925957134143152" calcext:value-type="float">
            <text:p>0.009259571341432</text:p>
          </table:table-cell>
          <table:table-cell office:value-type="string" calcext:value-type="string">
            <text:p>Pipeline</text:p>
          </table:table-cell>
          <table:table-cell office:value-type="float" office:value="720" calcext:value-type="float">
            <text:p>720</text:p>
          </table:table-cell>
          <table:table-cell office:value-type="float" office:value="12" calcext:value-type="float">
            <text:p>12</text:p>
          </table:table-cell>
          <table:table-cell office:value-type="float" office:value="0.0651927798365082" calcext:value-type="float">
            <text:p>0.065192779836508</text:p>
          </table:table-cell>
          <table:table-cell office:value-type="float" office:value="0.0508768331665236" calcext:value-type="float">
            <text:p>0.050876833166524</text:p>
          </table:table-cell>
          <table:table-cell table:number-columns-repeated="2"/>
        </table:table-row>
        <table:table-row table:style-name="ro1">
          <table:table-cell office:value-type="float" office:value="2.82855806350708" calcext:value-type="float">
            <text:p>2.82855806350708</text:p>
          </table:table-cell>
          <table:table-cell office:value-type="float" office:value="0.42046103477478" calcext:value-type="float">
            <text:p>0.42046103477478</text:p>
          </table:table-cell>
          <table:table-cell office:value-type="float" office:value="0.66460396039604" calcext:value-type="float">
            <text:p>0.66460396039604</text:p>
          </table:table-cell>
          <table:table-cell office:value-type="float" office:value="0.0240477114326483" calcext:value-type="float">
            <text:p>0.024047711432648</text:p>
          </table:table-cell>
          <table:table-cell office:value-type="float" office:value="0.696628547621271" calcext:value-type="float">
            <text:p>0.696628547621271</text:p>
          </table:table-cell>
          <table:table-cell office:value-type="float" office:value="0.00874597353357964" calcext:value-type="float">
            <text:p>0.00874597353358</text:p>
          </table:table-cell>
          <table:table-cell office:value-type="string" calcext:value-type="string">
            <text:p>Pipeline</text:p>
          </table:table-cell>
          <table:table-cell office:value-type="float" office:value="1140" calcext:value-type="float">
            <text:p>1140</text:p>
          </table:table-cell>
          <table:table-cell office:value-type="float" office:value="12" calcext:value-type="float">
            <text:p>12</text:p>
          </table:table-cell>
          <table:table-cell office:value-type="float" office:value="0.0804137432997028" calcext:value-type="float">
            <text:p>0.080413743299703</text:p>
          </table:table-cell>
          <table:table-cell office:value-type="float" office:value="0.00504968803617069" calcext:value-type="float">
            <text:p>0.005049688036171</text:p>
          </table:table-cell>
          <table:table-cell table:number-columns-repeated="2"/>
        </table:table-row>
        <table:table-row table:style-name="ro1">
          <table:table-cell office:value-type="float" office:value="2.85481739044189" calcext:value-type="float">
            <text:p>2.85481739044189</text:p>
          </table:table-cell>
          <table:table-cell office:value-type="float" office:value="0.429705333709717" calcext:value-type="float">
            <text:p>0.429705333709717</text:p>
          </table:table-cell>
          <table:table-cell office:value-type="float" office:value="0.66460396039604" calcext:value-type="float">
            <text:p>0.66460396039604</text:p>
          </table:table-cell>
          <table:table-cell office:value-type="float" office:value="0.0246192482449486" calcext:value-type="float">
            <text:p>0.024619248244949</text:p>
          </table:table-cell>
          <table:table-cell office:value-type="float" office:value="0.691058306336333" calcext:value-type="float">
            <text:p>0.691058306336333</text:p>
          </table:table-cell>
          <table:table-cell office:value-type="float" office:value="0.00663871719482855" calcext:value-type="float">
            <text:p>0.006638717194829</text:p>
          </table:table-cell>
          <table:table-cell office:value-type="string" calcext:value-type="string">
            <text:p>Pipeline</text:p>
          </table:table-cell>
          <table:table-cell office:value-type="float" office:value="800" calcext:value-type="float">
            <text:p>800</text:p>
          </table:table-cell>
          <table:table-cell office:value-type="float" office:value="12" calcext:value-type="float">
            <text:p>12</text:p>
          </table:table-cell>
          <table:table-cell office:value-type="float" office:value="0.138029633545877" calcext:value-type="float">
            <text:p>0.138029633545877</text:p>
          </table:table-cell>
          <table:table-cell office:value-type="float" office:value="0.00860597739535359" calcext:value-type="float">
            <text:p>0.008605977395354</text:p>
          </table:table-cell>
          <table:table-cell table:number-columns-repeated="2"/>
        </table:table-row>
        <table:table-row table:style-name="ro1">
          <table:table-cell office:value-type="float" office:value="2.48187317848206" calcext:value-type="float">
            <text:p>2.48187317848206</text:p>
          </table:table-cell>
          <table:table-cell office:value-type="float" office:value="0.337691926956177" calcext:value-type="float">
            <text:p>0.337691926956177</text:p>
          </table:table-cell>
          <table:table-cell office:value-type="float" office:value="0.663985148514851" calcext:value-type="float">
            <text:p>0.663985148514851</text:p>
          </table:table-cell>
          <table:table-cell office:value-type="float" office:value="0.0199354288270027" calcext:value-type="float">
            <text:p>0.019935428827003</text:p>
          </table:table-cell>
          <table:table-cell office:value-type="float" office:value="0.692297175311693" calcext:value-type="float">
            <text:p>0.692297175311693</text:p>
          </table:table-cell>
          <table:table-cell office:value-type="float" office:value="0.00787056932343712" calcext:value-type="float">
            <text:p>0.007870569323437</text:p>
          </table:table-cell>
          <table:table-cell office:value-type="string" calcext:value-type="string">
            <text:p>Pipeline</text:p>
          </table:table-cell>
          <table:table-cell office:value-type="float" office:value="660" calcext:value-type="float">
            <text:p>660</text:p>
          </table:table-cell>
          <table:table-cell office:value-type="float" office:value="15" calcext:value-type="float">
            <text:p>15</text:p>
          </table:table-cell>
          <table:table-cell office:value-type="float" office:value="0.0544453578806806" calcext:value-type="float">
            <text:p>0.054445357880681</text:p>
          </table:table-cell>
          <table:table-cell office:value-type="float" office:value="0.0381970743815867" calcext:value-type="float">
            <text:p>0.038197074381587</text:p>
          </table:table-cell>
          <table:table-cell table:number-columns-repeated="2"/>
        </table:table-row>
        <table:table-row table:style-name="ro1">
          <table:table-cell office:value-type="float" office:value="2.89133539199829" calcext:value-type="float">
            <text:p>2.89133539199829</text:p>
          </table:table-cell>
          <table:table-cell office:value-type="float" office:value="0.400286436080933" calcext:value-type="float">
            <text:p>0.400286436080933</text:p>
          </table:table-cell>
          <table:table-cell office:value-type="float" office:value="0.663985148514851" calcext:value-type="float">
            <text:p>0.663985148514851</text:p>
          </table:table-cell>
          <table:table-cell office:value-type="float" office:value="0.0241826337272003" calcext:value-type="float">
            <text:p>0.0241826337272</text:p>
          </table:table-cell>
          <table:table-cell office:value-type="float" office:value="0.691832180423763" calcext:value-type="float">
            <text:p>0.691832180423763</text:p>
          </table:table-cell>
          <table:table-cell office:value-type="float" office:value="0.00246009723149495" calcext:value-type="float">
            <text:p>0.002460097231495</text:p>
          </table:table-cell>
          <table:table-cell office:value-type="string" calcext:value-type="string">
            <text:p>Pipeline</text:p>
          </table:table-cell>
          <table:table-cell office:value-type="float" office:value="780" calcext:value-type="float">
            <text:p>780</text:p>
          </table:table-cell>
          <table:table-cell office:value-type="float" office:value="15" calcext:value-type="float">
            <text:p>15</text:p>
          </table:table-cell>
          <table:table-cell office:value-type="float" office:value="0.0582282349752923" calcext:value-type="float">
            <text:p>0.058228234975292</text:p>
          </table:table-cell>
          <table:table-cell office:value-type="float" office:value="0.0413265470786144" calcext:value-type="float">
            <text:p>0.041326547078614</text:p>
          </table:table-cell>
          <table:table-cell table:number-columns-repeated="2"/>
        </table:table-row>
        <table:table-row table:style-name="ro1">
          <table:table-cell office:value-type="float" office:value="3.26696677207947" calcext:value-type="float">
            <text:p>3.26696677207947</text:p>
          </table:table-cell>
          <table:table-cell office:value-type="float" office:value="0.427390384674072" calcext:value-type="float">
            <text:p>0.427390384674072</text:p>
          </table:table-cell>
          <table:table-cell office:value-type="float" office:value="0.663985148514851" calcext:value-type="float">
            <text:p>0.663985148514851</text:p>
          </table:table-cell>
          <table:table-cell office:value-type="float" office:value="0.0219163891302261" calcext:value-type="float">
            <text:p>0.021916389130226</text:p>
          </table:table-cell>
          <table:table-cell office:value-type="float" office:value="0.691369460227613" calcext:value-type="float">
            <text:p>0.691369460227613</text:p>
          </table:table-cell>
          <table:table-cell office:value-type="float" office:value="0.00807140249342286" calcext:value-type="float">
            <text:p>0.008071402493423</text:p>
          </table:table-cell>
          <table:table-cell office:value-type="string" calcext:value-type="string">
            <text:p>Pipeline</text:p>
          </table:table-cell>
          <table:table-cell office:value-type="float" office:value="860" calcext:value-type="float">
            <text:p>860</text:p>
          </table:table-cell>
          <table:table-cell office:value-type="float" office:value="15" calcext:value-type="float">
            <text:p>15</text:p>
          </table:table-cell>
          <table:table-cell office:value-type="float" office:value="0.390452719336947" calcext:value-type="float">
            <text:p>0.390452719336947</text:p>
          </table:table-cell>
          <table:table-cell office:value-type="float" office:value="0.00726371255538019" calcext:value-type="float">
            <text:p>0.00726371255538</text:p>
          </table:table-cell>
          <table:table-cell table:number-columns-repeated="2"/>
        </table:table-row>
        <table:table-row table:style-name="ro1">
          <table:table-cell office:value-type="float" office:value="2.45828213691711" calcext:value-type="float">
            <text:p>2.45828213691711</text:p>
          </table:table-cell>
          <table:table-cell office:value-type="float" office:value="0.311607646942139" calcext:value-type="float">
            <text:p>0.311607646942139</text:p>
          </table:table-cell>
          <table:table-cell office:value-type="float" office:value="0.663366336633663" calcext:value-type="float">
            <text:p>0.663366336633663</text:p>
          </table:table-cell>
          <table:table-cell office:value-type="float" office:value="0.0210119725963765" calcext:value-type="float">
            <text:p>0.021011972596377</text:p>
          </table:table-cell>
          <table:table-cell office:value-type="float" office:value="0.689667871056103" calcext:value-type="float">
            <text:p>0.689667871056103</text:p>
          </table:table-cell>
          <table:table-cell office:value-type="float" office:value="0.00941286795296577" calcext:value-type="float">
            <text:p>0.009412867952966</text:p>
          </table:table-cell>
          <table:table-cell office:value-type="string" calcext:value-type="string">
            <text:p>Pipeline</text:p>
          </table:table-cell>
          <table:table-cell office:value-type="float" office:value="620" calcext:value-type="float">
            <text:p>620</text:p>
          </table:table-cell>
          <table:table-cell office:value-type="float" office:value="18" calcext:value-type="float">
            <text:p>18</text:p>
          </table:table-cell>
          <table:table-cell office:value-type="float" office:value="0.176929685409549" calcext:value-type="float">
            <text:p>0.176929685409549</text:p>
          </table:table-cell>
          <table:table-cell office:value-type="float" office:value="0.00142939429687336" calcext:value-type="float">
            <text:p>0.001429394296873</text:p>
          </table:table-cell>
          <table:table-cell table:number-columns-repeated="2"/>
        </table:table-row>
        <table:table-row table:style-name="ro1">
          <table:table-cell office:value-type="float" office:value="2.87373075485229" calcext:value-type="float">
            <text:p>2.87373075485229</text:p>
          </table:table-cell>
          <table:table-cell office:value-type="float" office:value="0.421740388870239" calcext:value-type="float">
            <text:p>0.421740388870239</text:p>
          </table:table-cell>
          <table:table-cell office:value-type="float" office:value="0.663366336633663" calcext:value-type="float">
            <text:p>0.663366336633663</text:p>
          </table:table-cell>
          <table:table-cell office:value-type="float" office:value="0.0240130771453407" calcext:value-type="float">
            <text:p>0.024013077145341</text:p>
          </table:table-cell>
          <table:table-cell office:value-type="float" office:value="0.695389798366532" calcext:value-type="float">
            <text:p>0.695389798366532</text:p>
          </table:table-cell>
          <table:table-cell office:value-type="float" office:value="0.0104622757072625" calcext:value-type="float">
            <text:p>0.010462275707263</text:p>
          </table:table-cell>
          <table:table-cell office:value-type="string" calcext:value-type="string">
            <text:p>Pipeline</text:p>
          </table:table-cell>
          <table:table-cell office:value-type="float" office:value="1180" calcext:value-type="float">
            <text:p>1180</text:p>
          </table:table-cell>
          <table:table-cell office:value-type="float" office:value="18" calcext:value-type="float">
            <text:p>18</text:p>
          </table:table-cell>
          <table:table-cell office:value-type="float" office:value="0.0912755309371742" calcext:value-type="float">
            <text:p>0.091275530937174</text:p>
          </table:table-cell>
          <table:table-cell office:value-type="float" office:value="0.00530051822497507" calcext:value-type="float">
            <text:p>0.005300518224975</text:p>
          </table:table-cell>
          <table:table-cell table:number-columns-repeated="2"/>
        </table:table-row>
        <table:table-row table:style-name="ro1">
          <table:table-cell office:value-type="float" office:value="2.92361822128296" calcext:value-type="float">
            <text:p>2.92361822128296</text:p>
          </table:table-cell>
          <table:table-cell office:value-type="float" office:value="0.429142999649048" calcext:value-type="float">
            <text:p>0.429142999649048</text:p>
          </table:table-cell>
          <table:table-cell office:value-type="float" office:value="0.663366336633663" calcext:value-type="float">
            <text:p>0.663366336633663</text:p>
          </table:table-cell>
          <table:table-cell office:value-type="float" office:value="0.0228997370354743" calcext:value-type="float">
            <text:p>0.022899737035474</text:p>
          </table:table-cell>
          <table:table-cell office:value-type="float" office:value="0.695391115293351" calcext:value-type="float">
            <text:p>0.695391115293351</text:p>
          </table:table-cell>
          <table:table-cell office:value-type="float" office:value="0.00988293287336971" calcext:value-type="float">
            <text:p>0.00988293287337</text:p>
          </table:table-cell>
          <table:table-cell office:value-type="string" calcext:value-type="string">
            <text:p>Pipeline</text:p>
          </table:table-cell>
          <table:table-cell office:value-type="float" office:value="980" calcext:value-type="float">
            <text:p>980</text:p>
          </table:table-cell>
          <table:table-cell office:value-type="float" office:value="18" calcext:value-type="float">
            <text:p>18</text:p>
          </table:table-cell>
          <table:table-cell office:value-type="float" office:value="0.114064720277024" calcext:value-type="float">
            <text:p>0.114064720277024</text:p>
          </table:table-cell>
          <table:table-cell office:value-type="float" office:value="0.0122736935052408" calcext:value-type="float">
            <text:p>0.012273693505241</text:p>
          </table:table-cell>
          <table:table-cell table:number-columns-repeated="2"/>
        </table:table-row>
        <table:table-row table:style-name="ro1">
          <table:table-cell office:value-type="float" office:value="2.86976432800293" calcext:value-type="float">
            <text:p>2.86976432800293</text:p>
          </table:table-cell>
          <table:table-cell office:value-type="float" office:value="0.448300743103027" calcext:value-type="float">
            <text:p>0.448300743103027</text:p>
          </table:table-cell>
          <table:table-cell office:value-type="float" office:value="0.663366336633663" calcext:value-type="float">
            <text:p>0.663366336633663</text:p>
          </table:table-cell>
          <table:table-cell office:value-type="float" office:value="0.0250287705787628" calcext:value-type="float">
            <text:p>0.025028770578763</text:p>
          </table:table-cell>
          <table:table-cell office:value-type="float" office:value="0.694151767435512" calcext:value-type="float">
            <text:p>0.694151767435512</text:p>
          </table:table-cell>
          <table:table-cell office:value-type="float" office:value="0.00447634606514324" calcext:value-type="float">
            <text:p>0.004476346065143</text:p>
          </table:table-cell>
          <table:table-cell office:value-type="string" calcext:value-type="string">
            <text:p>Pipeline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office:value-type="float" office:value="0.0342107710075162" calcext:value-type="float">
            <text:p>0.034210771007516</text:p>
          </table:table-cell>
          <table:table-cell office:value-type="float" office:value="0.0447146159358041" calcext:value-type="float">
            <text:p>0.044714615935804</text:p>
          </table:table-cell>
          <table:table-cell table:number-columns-repeated="2"/>
        </table:table-row>
        <table:table-row table:style-name="ro1">
          <table:table-cell office:value-type="float" office:value="2.79608054161072" calcext:value-type="float">
            <text:p>2.79608054161072</text:p>
          </table:table-cell>
          <table:table-cell office:value-type="float" office:value="0.421828126907349" calcext:value-type="float">
            <text:p>0.421828126907349</text:p>
          </table:table-cell>
          <table:table-cell office:value-type="float" office:value="0.662747524752475" calcext:value-type="float">
            <text:p>0.662747524752475</text:p>
          </table:table-cell>
          <table:table-cell office:value-type="float" office:value="0.0226501642140508" calcext:value-type="float">
            <text:p>0.022650164214051</text:p>
          </table:table-cell>
          <table:table-cell office:value-type="float" office:value="0.693534607639612" calcext:value-type="float">
            <text:p>0.693534607639612</text:p>
          </table:table-cell>
          <table:table-cell office:value-type="float" office:value="0.00871418852408382" calcext:value-type="float">
            <text:p>0.008714188524084</text:p>
          </table:table-cell>
          <table:table-cell office:value-type="string" calcext:value-type="string">
            <text:p>Pipeline</text:p>
          </table:table-cell>
          <table:table-cell office:value-type="float" office:value="740" calcext:value-type="float">
            <text:p>740</text:p>
          </table:table-cell>
          <table:table-cell office:value-type="float" office:value="22" calcext:value-type="float">
            <text:p>22</text:p>
          </table:table-cell>
          <table:table-cell office:value-type="float" office:value="0.102129108920898" calcext:value-type="float">
            <text:p>0.102129108920898</text:p>
          </table:table-cell>
          <table:table-cell office:value-type="float" office:value="0.00744669875774024" calcext:value-type="float">
            <text:p>0.00744669875774</text:p>
          </table:table-cell>
          <table:table-cell table:number-columns-repeated="2"/>
        </table:table-row>
        <table:table-row table:style-name="ro1">
          <table:table-cell office:value-type="float" office:value="2.36480293273926" calcext:value-type="float">
            <text:p>2.36480293273926</text:p>
          </table:table-cell>
          <table:table-cell office:value-type="float" office:value="0.312011575698852" calcext:value-type="float">
            <text:p>0.312011575698852</text:p>
          </table:table-cell>
          <table:table-cell office:value-type="float" office:value="0.662128712871287" calcext:value-type="float">
            <text:p>0.662128712871287</text:p>
          </table:table-cell>
          <table:table-cell office:value-type="float" office:value="0.0277600354384221" calcext:value-type="float">
            <text:p>0.027760035438422</text:p>
          </table:table-cell>
          <table:table-cell office:value-type="float" office:value="0.698482780583231" calcext:value-type="float">
            <text:p>0.698482780583231</text:p>
          </table:table-cell>
          <table:table-cell office:value-type="float" office:value="0.00716014151427405" calcext:value-type="float">
            <text:p>0.007160141514274</text:p>
          </table:table-cell>
          <table:table-cell office:value-type="string" calcext:value-type="string">
            <text:p>Pipeline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590173335712497" calcext:value-type="float">
            <text:p>0.05901733357125</text:p>
          </table:table-cell>
          <table:table-cell office:value-type="float" office:value="0.00140842946416018" calcext:value-type="float">
            <text:p>0.00140842946416</text:p>
          </table:table-cell>
          <table:table-cell table:number-columns-repeated="2"/>
        </table:table-row>
        <table:table-row table:style-name="ro1">
          <table:table-cell office:value-type="float" office:value="2.36096153259277" calcext:value-type="float">
            <text:p>2.36096153259277</text:p>
          </table:table-cell>
          <table:table-cell office:value-type="float" office:value="0.34953761100769" calcext:value-type="float">
            <text:p>0.34953761100769</text:p>
          </table:table-cell>
          <table:table-cell office:value-type="float" office:value="0.662128712871287" calcext:value-type="float">
            <text:p>0.662128712871287</text:p>
          </table:table-cell>
          <table:table-cell office:value-type="float" office:value="0.0277600354384221" calcext:value-type="float">
            <text:p>0.027760035438422</text:p>
          </table:table-cell>
          <table:table-cell office:value-type="float" office:value="0.698482780583231" calcext:value-type="float">
            <text:p>0.698482780583231</text:p>
          </table:table-cell>
          <table:table-cell office:value-type="float" office:value="0.00716014151427405" calcext:value-type="float">
            <text:p>0.007160141514274</text:p>
          </table:table-cell>
          <table:table-cell office:value-type="string" calcext:value-type="string">
            <text:p>Pipeline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.119709338158648" calcext:value-type="float">
            <text:p>0.119709338158648</text:p>
          </table:table-cell>
          <table:table-cell office:value-type="float" office:value="0.0445911644754674" calcext:value-type="float">
            <text:p>0.044591164475468</text:p>
          </table:table-cell>
          <table:table-cell table:number-columns-repeated="2"/>
        </table:table-row>
        <table:table-row table:style-name="ro1">
          <table:table-cell office:value-type="float" office:value="2.93155059814453" calcext:value-type="float">
            <text:p>2.93155059814453</text:p>
          </table:table-cell>
          <table:table-cell office:value-type="float" office:value="0.42356390953064" calcext:value-type="float">
            <text:p>0.42356390953064</text:p>
          </table:table-cell>
          <table:table-cell office:value-type="float" office:value="0.662128712871287" calcext:value-type="float">
            <text:p>0.662128712871287</text:p>
          </table:table-cell>
          <table:table-cell office:value-type="float" office:value="0.0250390944405413" calcext:value-type="float">
            <text:p>0.025039094440541</text:p>
          </table:table-cell>
          <table:table-cell office:value-type="float" office:value="0.690285270293244" calcext:value-type="float">
            <text:p>0.690285270293244</text:p>
          </table:table-cell>
          <table:table-cell office:value-type="float" office:value="0.00431957552113267" calcext:value-type="float">
            <text:p>0.004319575521133</text:p>
          </table:table-cell>
          <table:table-cell office:value-type="string" calcext:value-type="string">
            <text:p>Pipeline</text:p>
          </table:table-cell>
          <table:table-cell office:value-type="float" office:value="960" calcext:value-type="float">
            <text:p>960</text:p>
          </table:table-cell>
          <table:table-cell office:value-type="float" office:value="23" calcext:value-type="float">
            <text:p>23</text:p>
          </table:table-cell>
          <table:table-cell office:value-type="float" office:value="0.109769294154199" calcext:value-type="float">
            <text:p>0.109769294154199</text:p>
          </table:table-cell>
          <table:table-cell office:value-type="float" office:value="0.00597360284164647" calcext:value-type="float">
            <text:p>0.005973602841646</text:p>
          </table:table-cell>
          <table:table-cell table:number-columns-repeated="2"/>
        </table:table-row>
        <table:table-row table:style-name="ro1">
          <table:table-cell office:value-type="float" office:value="2.9653736114502" calcext:value-type="float">
            <text:p>2.9653736114502</text:p>
          </table:table-cell>
          <table:table-cell office:value-type="float" office:value="0.450857400894165" calcext:value-type="float">
            <text:p>0.450857400894165</text:p>
          </table:table-cell>
          <table:table-cell office:value-type="float" office:value="0.662128712871287" calcext:value-type="float">
            <text:p>0.662128712871287</text:p>
          </table:table-cell>
          <table:table-cell office:value-type="float" office:value="0.024103452454393" calcext:value-type="float">
            <text:p>0.024103452454393</text:p>
          </table:table-cell>
          <table:table-cell office:value-type="float" office:value="0.689202636726934" calcext:value-type="float">
            <text:p>0.689202636726934</text:p>
          </table:table-cell>
          <table:table-cell office:value-type="float" office:value="0.0061882938039689" calcext:value-type="float">
            <text:p>0.006188293803969</text:p>
          </table:table-cell>
          <table:table-cell office:value-type="string" calcext:value-type="string">
            <text:p>Pipeline</text:p>
          </table:table-cell>
          <table:table-cell office:value-type="float" office:value="760" calcext:value-type="float">
            <text:p>760</text:p>
          </table:table-cell>
          <table:table-cell office:value-type="float" office:value="23" calcext:value-type="float">
            <text:p>23</text:p>
          </table:table-cell>
          <table:table-cell office:value-type="float" office:value="0.195480882713221" calcext:value-type="float">
            <text:p>0.195480882713221</text:p>
          </table:table-cell>
          <table:table-cell office:value-type="float" office:value="0.0440273278776831" calcext:value-type="float">
            <text:p>0.044027327877683</text:p>
          </table:table-cell>
          <table:table-cell table:number-columns-repeated="2"/>
        </table:table-row>
        <table:table-row table:style-name="ro1">
          <table:table-cell office:value-type="float" office:value="3.6332935333252" calcext:value-type="float">
            <text:p>3.6332935333252</text:p>
          </table:table-cell>
          <table:table-cell office:value-type="float" office:value="0.460305404663086" calcext:value-type="float">
            <text:p>0.460305404663086</text:p>
          </table:table-cell>
          <table:table-cell office:value-type="float" office:value="0.662128712871287" calcext:value-type="float">
            <text:p>0.662128712871287</text:p>
          </table:table-cell>
          <table:table-cell office:value-type="float" office:value="0.0239734505799255" calcext:value-type="float">
            <text:p>0.023973450579926</text:p>
          </table:table-cell>
          <table:table-cell office:value-type="float" office:value="0.689666194967424" calcext:value-type="float">
            <text:p>0.689666194967424</text:p>
          </table:table-cell>
          <table:table-cell office:value-type="float" office:value="0.00260909199183701" calcext:value-type="float">
            <text:p>0.002609091991837</text:p>
          </table:table-cell>
          <table:table-cell office:value-type="string" calcext:value-type="string">
            <text:p>Pipeline</text:p>
          </table:table-cell>
          <table:table-cell office:value-type="float" office:value="1060" calcext:value-type="float">
            <text:p>1060</text:p>
          </table:table-cell>
          <table:table-cell office:value-type="float" office:value="23" calcext:value-type="float">
            <text:p>23</text:p>
          </table:table-cell>
          <table:table-cell office:value-type="float" office:value="0.20958506483764" calcext:value-type="float">
            <text:p>0.20958506483764</text:p>
          </table:table-cell>
          <table:table-cell office:value-type="float" office:value="0.0491024104317518" calcext:value-type="float">
            <text:p>0.049102410431752</text:p>
          </table:table-cell>
          <table:table-cell table:number-columns-repeated="2"/>
        </table:table-row>
        <table:table-row table:style-name="ro1">
          <table:table-cell office:value-type="float" office:value="3.33034725189209" calcext:value-type="float">
            <text:p>3.33034725189209</text:p>
          </table:table-cell>
          <table:table-cell office:value-type="float" office:value="0.500545597076416" calcext:value-type="float">
            <text:p>0.500545597076416</text:p>
          </table:table-cell>
          <table:table-cell office:value-type="float" office:value="0.662128712871287" calcext:value-type="float">
            <text:p>0.662128712871287</text:p>
          </table:table-cell>
          <table:table-cell office:value-type="float" office:value="0.0277600354384221" calcext:value-type="float">
            <text:p>0.027760035438422</text:p>
          </table:table-cell>
          <table:table-cell office:value-type="float" office:value="0.698482780583231" calcext:value-type="float">
            <text:p>0.698482780583231</text:p>
          </table:table-cell>
          <table:table-cell office:value-type="float" office:value="0.00716014151427405" calcext:value-type="float">
            <text:p>0.007160141514274</text:p>
          </table:table-cell>
          <table:table-cell office:value-type="string" calcext:value-type="string">
            <text:p>Pipeline</text:p>
          </table:table-cell>
          <table:table-cell office:value-type="float" office:value="1000" calcext:value-type="float">
            <text:p>1000</text:p>
          </table:table-cell>
          <table:table-cell office:value-type="float" office:value="23" calcext:value-type="float">
            <text:p>23</text:p>
          </table:table-cell>
          <table:table-cell office:value-type="float" office:value="0.175233686820675" calcext:value-type="float">
            <text:p>0.175233686820675</text:p>
          </table:table-cell>
          <table:table-cell office:value-type="float" office:value="0.0597717182220989" calcext:value-type="float">
            <text:p>0.059771718222099</text:p>
          </table:table-cell>
          <table:table-cell table:number-columns-repeated="2"/>
        </table:table-row>
        <table:table-row table:style-name="ro1">
          <table:table-cell office:value-type="float" office:value="2.32988262176514" calcext:value-type="float">
            <text:p>2.32988262176514</text:p>
          </table:table-cell>
          <table:table-cell office:value-type="float" office:value="0.311749887466431" calcext:value-type="float">
            <text:p>0.311749887466431</text:p>
          </table:table-cell>
          <table:table-cell office:value-type="float" office:value="0.661509900990099" calcext:value-type="float">
            <text:p>0.661509900990099</text:p>
          </table:table-cell>
          <table:table-cell office:value-type="float" office:value="0.0227656986201902" calcext:value-type="float">
            <text:p>0.02276569862019</text:p>
          </table:table-cell>
          <table:table-cell office:value-type="float" office:value="0.684871264417356" calcext:value-type="float">
            <text:p>0.684871264417356</text:p>
          </table:table-cell>
          <table:table-cell office:value-type="float" office:value="0.00597954245969491" calcext:value-type="float">
            <text:p>0.005979542459695</text:p>
          </table:table-cell>
          <table:table-cell office:value-type="string" calcext:value-type="string">
            <text:p>Pipeline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0.0668207598254455" calcext:value-type="float">
            <text:p>0.066820759825446</text:p>
          </table:table-cell>
          <table:table-cell office:value-type="float" office:value="0.00134024130188927" calcext:value-type="float">
            <text:p>0.001340241301889</text:p>
          </table:table-cell>
          <table:table-cell table:number-columns-repeated="2"/>
        </table:table-row>
        <table:table-row table:style-name="ro1">
          <table:table-cell office:value-type="float" office:value="2.89266529083252" calcext:value-type="float">
            <text:p>2.89266529083252</text:p>
          </table:table-cell>
          <table:table-cell office:value-type="float" office:value="0.422175407409668" calcext:value-type="float">
            <text:p>0.422175407409668</text:p>
          </table:table-cell>
          <table:table-cell office:value-type="float" office:value="0.661509900990099" calcext:value-type="float">
            <text:p>0.661509900990099</text:p>
          </table:table-cell>
          <table:table-cell office:value-type="float" office:value="0.0264181987193397" calcext:value-type="float">
            <text:p>0.02641819871934</text:p>
          </table:table-cell>
          <table:table-cell office:value-type="float" office:value="0.689820754287794" calcext:value-type="float">
            <text:p>0.689820754287794</text:p>
          </table:table-cell>
          <table:table-cell office:value-type="float" office:value="0.00758432998476224" calcext:value-type="float">
            <text:p>0.007584329984762</text:p>
          </table:table-cell>
          <table:table-cell office:value-type="string" calcext:value-type="string">
            <text:p>Pipeline</text:p>
          </table:table-cell>
          <table:table-cell office:value-type="float" office:value="1160" calcext:value-type="float">
            <text:p>1160</text:p>
          </table:table-cell>
          <table:table-cell office:value-type="float" office:value="27" calcext:value-type="float">
            <text:p>27</text:p>
          </table:table-cell>
          <table:table-cell office:value-type="float" office:value="0.0503607056667586" calcext:value-type="float">
            <text:p>0.050360705666759</text:p>
          </table:table-cell>
          <table:table-cell office:value-type="float" office:value="0.00595472833804651" calcext:value-type="float">
            <text:p>0.005954728338047</text:p>
          </table:table-cell>
          <table:table-cell table:number-columns-repeated="2"/>
        </table:table-row>
        <table:table-row table:style-name="ro1">
          <table:table-cell office:value-type="float" office:value="2.85143737792969" calcext:value-type="float">
            <text:p>2.85143737792969</text:p>
          </table:table-cell>
          <table:table-cell office:value-type="float" office:value="0.423061847686768" calcext:value-type="float">
            <text:p>0.423061847686768</text:p>
          </table:table-cell>
          <table:table-cell office:value-type="float" office:value="0.661509900990099" calcext:value-type="float">
            <text:p>0.661509900990099</text:p>
          </table:table-cell>
          <table:table-cell office:value-type="float" office:value="0.0249256529156727" calcext:value-type="float">
            <text:p>0.024925652915673</text:p>
          </table:table-cell>
          <table:table-cell office:value-type="float" office:value="0.690284432248904" calcext:value-type="float">
            <text:p>0.690284432248904</text:p>
          </table:table-cell>
          <table:table-cell office:value-type="float" office:value="0.00765835532016293" calcext:value-type="float">
            <text:p>0.007658355320163</text:p>
          </table:table-cell>
          <table:table-cell office:value-type="string" calcext:value-type="string">
            <text:p>Pipeline</text:p>
          </table:table-cell>
          <table:table-cell office:value-type="float" office:value="820" calcext:value-type="float">
            <text:p>820</text:p>
          </table:table-cell>
          <table:table-cell office:value-type="float" office:value="27" calcext:value-type="float">
            <text:p>27</text:p>
          </table:table-cell>
          <table:table-cell office:value-type="float" office:value="0.156607217334115" calcext:value-type="float">
            <text:p>0.156607217334115</text:p>
          </table:table-cell>
          <table:table-cell office:value-type="float" office:value="0.00881650902125026" calcext:value-type="float">
            <text:p>0.00881650902125</text:p>
          </table:table-cell>
          <table:table-cell table:number-columns-repeated="2"/>
        </table:table-row>
        <table:table-row table:style-name="ro1">
          <table:table-cell office:value-type="float" office:value="2.40849914550781" calcext:value-type="float">
            <text:p>2.40849914550781</text:p>
          </table:table-cell>
          <table:table-cell office:value-type="float" office:value="0.310710763931274" calcext:value-type="float">
            <text:p>0.310710763931274</text:p>
          </table:table-cell>
          <table:table-cell office:value-type="float" office:value="0.659653465346535" calcext:value-type="float">
            <text:p>0.659653465346535</text:p>
          </table:table-cell>
          <table:table-cell office:value-type="float" office:value="0.0204830132448849" calcext:value-type="float">
            <text:p>0.020483013244885</text:p>
          </table:table-cell>
          <table:table-cell office:value-type="float" office:value="0.688274442760374" calcext:value-type="float">
            <text:p>0.688274442760374</text:p>
          </table:table-cell>
          <table:table-cell office:value-type="float" office:value="0.00650004631753506" calcext:value-type="float">
            <text:p>0.006500046317535</text:p>
          </table:table-cell>
          <table:table-cell office:value-type="string" calcext:value-type="string">
            <text:p>Pipeline</text:p>
          </table:table-cell>
          <table:table-cell office:value-type="float" office:value="600" calcext:value-type="float">
            <text:p>600</text:p>
          </table:table-cell>
          <table:table-cell office:value-type="float" office:value="29" calcext:value-type="float">
            <text:p>29</text:p>
          </table:table-cell>
          <table:table-cell office:value-type="float" office:value="0.0150538448477808" calcext:value-type="float">
            <text:p>0.015053844847781</text:p>
          </table:table-cell>
          <table:table-cell office:value-type="float" office:value="0.00176894450092757" calcext:value-type="float">
            <text:p>0.001768944500928</text:p>
          </table:table-cell>
          <table:table-cell table:number-columns-repeated="2"/>
        </table:table-row>
        <table:table-row table:style-name="ro1">
          <table:table-cell office:value-type="float" office:value="2.34870376586914" calcext:value-type="float">
            <text:p>2.34870376586914</text:p>
          </table:table-cell>
          <table:table-cell office:value-type="float" office:value="0.312527084350586" calcext:value-type="float">
            <text:p>0.312527084350586</text:p>
          </table:table-cell>
          <table:table-cell office:value-type="float" office:value="0.659653465346535" calcext:value-type="float">
            <text:p>0.659653465346535</text:p>
          </table:table-cell>
          <table:table-cell office:value-type="float" office:value="0.0204830132448849" calcext:value-type="float">
            <text:p>0.020483013244885</text:p>
          </table:table-cell>
          <table:table-cell office:value-type="float" office:value="0.688274442760374" calcext:value-type="float">
            <text:p>0.688274442760374</text:p>
          </table:table-cell>
          <table:table-cell office:value-type="float" office:value="0.00650004631753506" calcext:value-type="float">
            <text:p>0.006500046317535</text:p>
          </table:table-cell>
          <table:table-cell office:value-type="string" calcext:value-type="string">
            <text:p>Pipeline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office:value-type="float" office:value="0.105058139879263" calcext:value-type="float">
            <text:p>0.105058139879263</text:p>
          </table:table-cell>
          <table:table-cell office:value-type="float" office:value="0.00169340503699699" calcext:value-type="float">
            <text:p>0.001693405036997</text:p>
          </table:table-cell>
          <table:table-cell table:number-columns-repeated="2"/>
        </table:table-row>
        <table:table-row table:style-name="ro1">
          <table:table-cell office:value-type="float" office:value="2.36751446723938" calcext:value-type="float">
            <text:p>2.36751446723938</text:p>
          </table:table-cell>
          <table:table-cell office:value-type="float" office:value="0.321037006378174" calcext:value-type="float">
            <text:p>0.321037006378174</text:p>
          </table:table-cell>
          <table:table-cell office:value-type="float" office:value="0.659653465346535" calcext:value-type="float">
            <text:p>0.659653465346535</text:p>
          </table:table-cell>
          <table:table-cell office:value-type="float" office:value="0.0223292071243475" calcext:value-type="float">
            <text:p>0.022329207124348</text:p>
          </table:table-cell>
          <table:table-cell office:value-type="float" office:value="0.686573571912585" calcext:value-type="float">
            <text:p>0.686573571912585</text:p>
          </table:table-cell>
          <table:table-cell office:value-type="float" office:value="0.00813864925082652" calcext:value-type="float">
            <text:p>0.008138649250827</text:p>
          </table:table-cell>
          <table:table-cell office:value-type="string" calcext:value-type="string">
            <text:p>Pipeline</text:p>
          </table:table-cell>
          <table:table-cell office:value-type="float" office:value="700" calcext:value-type="float">
            <text:p>700</text:p>
          </table:table-cell>
          <table:table-cell office:value-type="float" office:value="29" calcext:value-type="float">
            <text:p>29</text:p>
          </table:table-cell>
          <table:table-cell office:value-type="float" office:value="0.101873670902632" calcext:value-type="float">
            <text:p>0.101873670902632</text:p>
          </table:table-cell>
          <table:table-cell office:value-type="float" office:value="0.00568155302770394" calcext:value-type="float">
            <text:p>0.005681553027704</text:p>
          </table:table-cell>
          <table:table-cell table:number-columns-repeated="2"/>
        </table:table-row>
        <table:table-row table:style-name="ro1">
          <table:table-cell office:value-type="float" office:value="2.39553236961365" calcext:value-type="float">
            <text:p>2.39553236961365</text:p>
          </table:table-cell>
          <table:table-cell office:value-type="float" office:value="0.312854862213135" calcext:value-type="float">
            <text:p>0.312854862213135</text:p>
          </table:table-cell>
          <table:table-cell office:value-type="float" office:value="0.657178217821782" calcext:value-type="float">
            <text:p>0.657178217821782</text:p>
          </table:table-cell>
          <table:table-cell office:value-type="float" office:value="0.0216914729128071" calcext:value-type="float">
            <text:p>0.021691472912807</text:p>
          </table:table-cell>
          <table:table-cell office:value-type="float" office:value="0.678219227610448" calcext:value-type="float">
            <text:p>0.678219227610448</text:p>
          </table:table-cell>
          <table:table-cell office:value-type="float" office:value="0.00688776562552243" calcext:value-type="float">
            <text:p>0.006887765625522</text:p>
          </table:table-cell>
          <table:table-cell office:value-type="string" calcext:value-type="string">
            <text:p>Pipeline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0.0179408458297708" calcext:value-type="float">
            <text:p>0.017940845829771</text:p>
          </table:table-cell>
          <table:table-cell office:value-type="float" office:value="0.00117039905931757" calcext:value-type="float">
            <text:p>0.001170399059318</text:p>
          </table:table-cell>
          <table:table-cell table:number-columns-repeated="2"/>
        </table:table-row>
        <table:table-row table:style-name="ro1">
          <table:table-cell office:value-type="float" office:value="2.47940325737" calcext:value-type="float">
            <text:p>2.47940325737</text:p>
          </table:table-cell>
          <table:table-cell office:value-type="float" office:value="0.33422966003418" calcext:value-type="float">
            <text:p>0.33422966003418</text:p>
          </table:table-cell>
          <table:table-cell office:value-type="float" office:value="0.64480198019802" calcext:value-type="float">
            <text:p>0.64480198019802</text:p>
          </table:table-cell>
          <table:table-cell office:value-type="float" office:value="0.0616581363630029" calcext:value-type="float">
            <text:p>0.061658136363003</text:p>
          </table:table-cell>
          <table:table-cell office:value-type="float" office:value="0.675727961229674" calcext:value-type="float">
            <text:p>0.675727961229674</text:p>
          </table:table-cell>
          <table:table-cell office:value-type="float" office:value="0.0472834158494679" calcext:value-type="float">
            <text:p>0.047283415849468</text:p>
          </table:table-cell>
          <table:table-cell office:value-type="string" calcext:value-type="string">
            <text:p>Pipeline</text:p>
          </table:table-cell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float" office:value="0.0600198858491394" calcext:value-type="float">
            <text:p>0.060019885849139</text:p>
          </table:table-cell>
          <table:table-cell office:value-type="float" office:value="0.0420113482322184" calcext:value-type="float">
            <text:p>0.042011348232218</text:p>
          </table:table-cell>
          <table:table-cell table:number-columns-repeated="2"/>
        </table:table-row>
        <table:table-row table:style-name="ro1">
          <table:table-cell office:value-type="float" office:value="2.84103827476501" calcext:value-type="float">
            <text:p>2.84103827476501</text:p>
          </table:table-cell>
          <table:table-cell office:value-type="float" office:value="0.379150724411011" calcext:value-type="float">
            <text:p>0.379150724411011</text:p>
          </table:table-cell>
          <table:table-cell office:value-type="float" office:value="0.63490099009901" calcext:value-type="float">
            <text:p>0.63490099009901</text:p>
          </table:table-cell>
          <table:table-cell office:value-type="float" office:value="0.0658467126929711" calcext:value-type="float">
            <text:p>0.065846712692971</text:p>
          </table:table-cell>
          <table:table-cell office:value-type="float" office:value="0.67218698445308" calcext:value-type="float">
            <text:p>0.67218698445308</text:p>
          </table:table-cell>
          <table:table-cell office:value-type="float" office:value="0.0411796620947693" calcext:value-type="float">
            <text:p>0.041179662094769</text:p>
          </table:table-cell>
          <table:table-cell office:value-type="string" calcext:value-type="string">
            <text:p>Pipeline</text:p>
          </table:table-cell>
          <table:table-cell office:value-type="float" office:value="1200" calcext:value-type="float">
            <text:p>1200</text:p>
          </table:table-cell>
          <table:table-cell office:value-type="float" office:value="31" calcext:value-type="float">
            <text:p>31</text:p>
          </table:table-cell>
          <table:table-cell office:value-type="float" office:value="0.136541142927819" calcext:value-type="float">
            <text:p>0.136541142927819</text:p>
          </table:table-cell>
          <table:table-cell office:value-type="float" office:value="0.05633792254524" calcext:value-type="float">
            <text:p>0.05633792254524</text:p>
          </table:table-cell>
          <table:table-cell table:number-columns-repeated="2"/>
        </table:table-row>
        <table:table-row table:style-name="ro1">
          <table:table-cell office:value-type="float" office:value="2.74363770484924" calcext:value-type="float">
            <text:p>2.74363770484924</text:p>
          </table:table-cell>
          <table:table-cell office:value-type="float" office:value="0.425060701370239" calcext:value-type="float">
            <text:p>0.425060701370239</text:p>
          </table:table-cell>
          <table:table-cell office:value-type="float" office:value="0.63490099009901" calcext:value-type="float">
            <text:p>0.63490099009901</text:p>
          </table:table-cell>
          <table:table-cell office:value-type="float" office:value="0.0658467126929711" calcext:value-type="float">
            <text:p>0.065846712692971</text:p>
          </table:table-cell>
          <table:table-cell office:value-type="float" office:value="0.67218698445308" calcext:value-type="float">
            <text:p>0.67218698445308</text:p>
          </table:table-cell>
          <table:table-cell office:value-type="float" office:value="0.0411796620947693" calcext:value-type="float">
            <text:p>0.041179662094769</text:p>
          </table:table-cell>
          <table:table-cell office:value-type="string" calcext:value-type="string">
            <text:p>Pipeline</text:p>
          </table:table-cell>
          <table:table-cell office:value-type="float" office:value="1200" calcext:value-type="float">
            <text:p>1200</text:p>
          </table:table-cell>
          <table:table-cell office:value-type="float" office:value="6" calcext:value-type="float">
            <text:p>6</text:p>
          </table:table-cell>
          <table:table-cell office:value-type="float" office:value="0.136355726389346" calcext:value-type="float">
            <text:p>0.136355726389346</text:p>
          </table:table-cell>
          <table:table-cell office:value-type="float" office:value="0.00887587942517272" calcext:value-type="float">
            <text:p>0.008875879425173</text:p>
          </table:table-cell>
          <table:table-cell table:number-columns-repeated="2"/>
        </table:table-row>
        <table:table-row table:style-name="ro1">
          <table:table-cell office:value-type="float" office:value="2.69449076652527" calcext:value-type="float">
            <text:p>2.69449076652527</text:p>
          </table:table-cell>
          <table:table-cell office:value-type="float" office:value="0.374381446838379" calcext:value-type="float">
            <text:p>0.374381446838379</text:p>
          </table:table-cell>
          <table:table-cell office:value-type="float" office:value="0.631806930693069" calcext:value-type="float">
            <text:p>0.631806930693069</text:p>
          </table:table-cell>
          <table:table-cell office:value-type="float" office:value="0.053214645282646" calcext:value-type="float">
            <text:p>0.053214645282646</text:p>
          </table:table-cell>
          <table:table-cell office:value-type="float" office:value="0.673117692552659" calcext:value-type="float">
            <text:p>0.673117692552659</text:p>
          </table:table-cell>
          <table:table-cell office:value-type="float" office:value="0.0510794721131328" calcext:value-type="float">
            <text:p>0.051079472113133</text:p>
          </table:table-cell>
          <table:table-cell office:value-type="string" calcext:value-type="string">
            <text:p>Pipeline</text:p>
          </table:table-cell>
          <table:table-cell office:value-type="float" office:value="1400" calcext:value-type="float">
            <text:p>1400</text:p>
          </table:table-cell>
          <table:table-cell office:value-type="float" office:value="7" calcext:value-type="float">
            <text:p>7</text:p>
          </table:table-cell>
          <table:table-cell office:value-type="float" office:value="0.214852587078295" calcext:value-type="float">
            <text:p>0.214852587078295</text:p>
          </table:table-cell>
          <table:table-cell office:value-type="float" office:value="0.0527208435044582" calcext:value-type="float">
            <text:p>0.052720843504458</text:p>
          </table:table-cell>
          <table:table-cell table:number-columns-repeated="2"/>
        </table:table-row>
        <table:table-row table:style-name="ro1">
          <table:table-cell office:value-type="float" office:value="2.41975774765015" calcext:value-type="float">
            <text:p>2.41975774765015</text:p>
          </table:table-cell>
          <table:table-cell office:value-type="float" office:value="0.373684024810791" calcext:value-type="float">
            <text:p>0.373684024810791</text:p>
          </table:table-cell>
          <table:table-cell office:value-type="float" office:value="0.57549504950495" calcext:value-type="float">
            <text:p>0.57549504950495</text:p>
          </table:table-cell>
          <table:table-cell office:value-type="float" office:value="0.0666696695530708" calcext:value-type="float">
            <text:p>0.066669669553071</text:p>
          </table:table-cell>
          <table:table-cell office:value-type="float" office:value="0.630890553803644" calcext:value-type="float">
            <text:p>0.630890553803644</text:p>
          </table:table-cell>
          <table:table-cell office:value-type="float" office:value="0.0596275391331958" calcext:value-type="float">
            <text:p>0.059627539133196</text:p>
          </table:table-cell>
          <table:table-cell office:value-type="string" calcext:value-type="string">
            <text:p>Pipeline</text:p>
          </table:table-cell>
          <table:table-cell office:value-type="float" office:value="1800" calcext:value-type="float">
            <text:p>1800</text:p>
          </table:table-cell>
          <table:table-cell office:value-type="float" office:value="3" calcext:value-type="float">
            <text:p>3</text:p>
          </table:table-cell>
          <table:table-cell office:value-type="float" office:value="0.205817412301846" calcext:value-type="float">
            <text:p>0.205817412301846</text:p>
          </table:table-cell>
          <table:table-cell office:value-type="float" office:value="0.0508326580708733" calcext:value-type="float">
            <text:p>0.05083265807087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earch_results_exp9_1.A1:search_results_exp9_1.K42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7">00/00/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7T16:34:22.531485568</dc:date>
    <meta:editing-duration>PT5S</meta:editing-duration>
    <meta:editing-cycles>1</meta:editing-cycles>
    <meta:document-statistic meta:table-count="1" meta:cell-count="462" meta:object-count="0"/>
    <meta:generator>LibreOffice/5.2.7.2$Linux_X86_64 LibreOffice_project/20m0$Build-2</meta:generator>
  </office:meta>
</office:document-meta>
</file>